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T1" style:family="text">
      <style:text-properties style:font-name="monospace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N Classifier train accuracy: 1.000</text:p>
      <text:p text:style-name="P2">KNN Classifier test accuracy: 0.991</text:p>
      <text:p text:style-name="P2">KNN Classifier test report:</text:p>
      <text:p text:style-name="P3"><text:s text:c="14"/><text:span text:style-name="T1">precision <text:s text:c="3"/>recall <text:s/>f1-score <text:s text:c="2"/>support</text:span></text:p>
      <text:p text:style-name="P4"/>
      <text:p text:style-name="P3"><text:s text:c="11"/><text:span text:style-name="T1">0 <text:s text:c="6"/>0.99 <text:s text:c="5"/>1.00 <text:s text:c="5"/>0.99 <text:s text:c="5"/>3818</text:span></text:p>
      <text:p text:style-name="P3"><text:s text:c="11"/><text:span text:style-name="T1">1 <text:s text:c="6"/>0.99 <text:s text:c="5"/>0.99 <text:s text:c="5"/>0.99 <text:s text:c="5"/>3701</text:span></text:p>
      <text:p text:style-name="P3"><text:s text:c="11"/><text:span text:style-name="T1">2 <text:s text:c="6"/>0.99 <text:s text:c="5"/>0.98 <text:s text:c="5"/>0.99 <text:s text:c="5"/>3719</text:span></text:p>
      <text:p text:style-name="P3"><text:s text:c="11"/><text:span text:style-name="T1">3 <text:s text:c="6"/>0.98 <text:s text:c="5"/>0.99 <text:s text:c="5"/>0.99 <text:s text:c="5"/>3762</text:span></text:p>
      <text:p text:style-name="P4"/>
      <text:p text:style-name="P3"><text:s text:c="4"/><text:span text:style-name="T1">accuracy <text:s text:c="26"/>0.99 <text:s text:c="4"/>15000</text:span></text:p>
      <text:p text:style-name="P3"><text:s text:c="3"/><text:span text:style-name="T1">macro avg <text:s text:c="6"/>0.99 <text:s text:c="5"/>0.99 <text:s text:c="5"/>0.99 <text:s text:c="4"/>15000</text:span></text:p>
      <text:p text:style-name="P2">weighted avg <text:s text:c="6"/>0.99 <text:s text:c="5"/>0.99 <text:s text:c="5"/>0.99 <text:s text:c="4"/>15000</text:p>
      <text:p text:style-name="P4"/>
      <text:p text:style-name="P4"/>
      <text:p text:style-name="P2">KNN Classifier best params:</text:p>
      <text:p text:style-name="P2">{'weights': 'distance', 'n_neighbors': 9, 'metric': 'euclidean'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9T10:38:37.849149178</meta:creation-date>
    <meta:generator>LibreOffice/6.4.7.2$Linux_X86_64 LibreOffice_project/40$Build-2</meta:generator>
    <dc:date>2023-05-09T10:39:30.259496106</dc:date>
    <meta:editing-duration>PT52S</meta:editing-duration>
    <meta:editing-cycles>1</meta:editing-cycles>
    <meta:document-statistic meta:table-count="0" meta:image-count="0" meta:object-count="0" meta:page-count="1" meta:paragraph-count="13" meta:word-count="63" meta:character-count="613" meta:non-whitespace-character-count="338"/>
  </office:meta>
</office:document-meta>
</file>